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bf35" officeooo:paragraph-rsid="0008bf35"/>
    </style:style>
    <style:style style:name="P2" style:family="paragraph" style:parent-style-name="Standard">
      <style:text-properties officeooo:rsid="0008bf35" officeooo:paragraph-rsid="000b49ac"/>
    </style:style>
    <style:style style:name="P3" style:family="paragraph" style:parent-style-name="Standard">
      <style:text-properties officeooo:rsid="0008bf35" officeooo:paragraph-rsid="000c81fc"/>
    </style:style>
    <style:style style:name="P4" style:family="paragraph" style:parent-style-name="Standard">
      <style:text-properties officeooo:rsid="00095de8" officeooo:paragraph-rsid="00095de8"/>
    </style:style>
    <style:style style:name="P5" style:family="paragraph" style:parent-style-name="Standard">
      <style:text-properties officeooo:rsid="000b49ac" officeooo:paragraph-rsid="000b49ac"/>
    </style:style>
    <style:style style:name="P6" style:family="paragraph" style:parent-style-name="Standard">
      <style:text-properties officeooo:rsid="000c81fc" officeooo:paragraph-rsid="000c81fc"/>
    </style:style>
    <style:style style:name="P7" style:family="paragraph" style:parent-style-name="Standard">
      <style:text-properties officeooo:rsid="000c81fc" officeooo:paragraph-rsid="001021df"/>
    </style:style>
    <style:style style:name="P8" style:family="paragraph" style:parent-style-name="Standard">
      <style:text-properties officeooo:rsid="0019db45" officeooo:paragraph-rsid="0019db45"/>
    </style:style>
    <style:style style:name="P9" style:family="paragraph" style:parent-style-name="Table_20_Contents">
      <style:text-properties officeooo:rsid="000b49ac" officeooo:paragraph-rsid="000b49ac"/>
    </style:style>
    <style:style style:name="P10" style:family="paragraph" style:parent-style-name="Table_20_Contents">
      <style:paragraph-properties fo:text-align="center" style:justify-single-word="false"/>
      <style:text-properties officeooo:rsid="000b49ac" officeooo:paragraph-rsid="000b49ac"/>
    </style:style>
    <style:style style:name="P11" style:family="paragraph" style:parent-style-name="Table_20_Contents">
      <style:text-properties officeooo:rsid="000c81fc" officeooo:paragraph-rsid="000c81f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paragraph-rsid="000c81fc"/>
    </style:style>
    <style:style style:name="P14" style:family="paragraph" style:parent-style-name="Table_20_Contents">
      <style:text-properties fo:font-weight="normal" officeooo:paragraph-rsid="000c81fc" style:font-weight-asian="normal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Liberation Serif2" fo:font-size="12pt" style:font-name-complex="Liberation Serif2"/>
    </style:style>
    <style:style style:name="P17" style:family="paragraph">
      <loext:graphic-properties draw:fill="none" draw:fill-color="#ffffff"/>
      <style:paragraph-properties fo:text-align="center"/>
      <style:text-properties fo:font-size="12pt"/>
    </style:style>
    <style:style style:name="P18" style:family="paragraph">
      <loext:graphic-properties draw:fill="none" draw:fill-color="#ffffff"/>
      <style:paragraph-properties fo:text-align="center"/>
      <style:text-properties style:font-name="Liberation Serif2" fo:font-size="12pt" style:font-name-complex="Liberation Serif2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 draw:fill-color="#fffff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8bf35"/>
    </style:style>
    <style:style style:name="T3" style:family="text">
      <style:text-properties style:font-name="Liberation Serif1" officeooo:rsid="000b49ac"/>
    </style:style>
    <style:style style:name="T4" style:family="text">
      <style:text-properties style:font-name="Liberation Serif"/>
    </style:style>
    <style:style style:name="T5" style:family="text">
      <style:text-properties officeooo:rsid="00095de8"/>
    </style:style>
    <style:style style:name="T6" style:family="text">
      <style:text-properties officeooo:rsid="000c81fc"/>
    </style:style>
    <style:style style:name="T7" style:family="text">
      <style:text-properties officeooo:rsid="0014b8ad"/>
    </style:style>
    <style:style style:name="T8" style:family="text">
      <style:text-properties style:font-name="Liberation Serif2" fo:font-size="12pt" style:font-name-complex="Liberation Serif2"/>
    </style:style>
    <style:style style:name="T9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2346in" fo:min-width="0.2346in" style:run-through="foreground" style:wrap="none" style:wrap-contour-mode="full" style:vertical-pos="from-top" style:vertical-rel="page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72in" fo:min-width="0.4307in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728in" fo:min-width="0.4319in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72in" fo:min-width="1.0402in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72in" fo:min-width="0.8154in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728in" fo:min-width="0.6126in" style:run-through="foreground" style:wrap="run-through" style:number-wrapped-paragraphs="no-limit" style:vertical-pos="from-top" style:vertical-rel="page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172in" fo:min-width="0.5957in" style:run-through="foreground" style:wrap="run-through" style:number-wrapped-paragraphs="no-limit" style:vertical-pos="from-top" style:vertical-rel="page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none" style:wrap-contour-mode="full" style:vertical-pos="from-top" style:vertical-rel="page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0555in" fo:min-width="0.0846in" style:run-through="foreground" style:wrap="none" style:wrap-contour-mode="full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ge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0555in" fo:min-width="0.0839in" style:run-through="foreground" style:wrap="none" style:wrap-contour-mode="full" style:vertical-pos="from-top" style:vertical-rel="paragraph" style:horizontal-pos="from-left" style:horizontal-rel="paragraph"/>
    </style:style>
    <style:style style:name="gr12" style:family="graphic">
      <style:graphic-properties draw:fill="none" draw:fill-color="#ffffff" draw:textarea-horizontal-align="justify" draw:textarea-vertical-align="middle" draw:auto-grow-height="false" fo:min-height="0.2925in" fo:min-width="0.3in" style:run-through="foreground" style:wrap="run-through" style:number-wrapped-paragraphs="no-limit" style:vertical-pos="from-top" style:vertical-rel="page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2354in" fo:min-width="0.2354in" style:run-through="foreground" style:wrap="none" style:wrap-contour-mode="full" style:vertical-pos="from-top" style:vertical-rel="page" style:horizontal-pos="from-left" style:horizontal-rel="paragraph"/>
    </style:style>
    <style:style style:name="gr14" style:family="graphic">
      <style:graphic-properties draw:fill="none" draw:fill-color="#ffffff" draw:textarea-horizontal-align="justify" draw:textarea-vertical-align="middle" draw:auto-grow-height="false" fo:min-height="0.2917in" fo:min-width="0.3008in" style:run-through="foreground" style:wrap="run-through" style:number-wrapped-paragraphs="no-limit" style:vertical-pos="from-top" style:vertical-rel="page" style:horizontal-pos="from-left" style:horizontal-rel="paragraph"/>
    </style:style>
    <style:style style:name="gr15" style:family="graphic">
      <style:graphic-properties draw:textarea-vertical-align="middle" draw:auto-grow-height="false" fo:min-height="0.8902in" fo:min-width="0.7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4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463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1" draw:style-name="gr1" draw:text-style-name="P15" svg:width="0.3307in" svg:height="0.3307in" svg:x="1.0661in" svg:y="2.1898in">
        <text:p text:style-name="P15">0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1" draw:name="Shape1" draw:style-name="gr1" draw:text-style-name="P15" svg:width="0.3307in" svg:height="0.3307in" svg:x="2.0398in" svg:y="2.2425in">
        <text:p text:style-name="P15">1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2" draw:z-index="2" draw:name="Shape1" draw:style-name="gr1" draw:text-style-name="P15" svg:width="0.3307in" svg:height="0.3307in" svg:x="2.9091in" svg:y="1.752in">
        <text:p text:style-name="P15">2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2" draw:z-index="3" draw:name="Shape1" draw:style-name="gr1" draw:text-style-name="P15" svg:width="0.3307in" svg:height="0.3307in" svg:x="2.75in" svg:y="2.8673in">
        <text:p text:style-name="P15">4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2" draw:z-index="4" draw:name="Shape1" draw:style-name="gr1" draw:text-style-name="P15" svg:width="0.3307in" svg:height="0.3307in" svg:x="4.3071in" svg:y="1.7398in">
        <text:p text:style-name="P15">3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2" draw:z-index="5" draw:name="Shape1" draw:style-name="gr1" draw:text-style-name="P15" svg:width="0.3307in" svg:height="0.3307in" svg:x="4.3311in" svg:y="2.8799in">
        <text:p text:style-name="P15">5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2" draw:z-index="6" draw:name="Shape1" draw:style-name="gr1" draw:text-style-name="P15" svg:width="0.3307in" svg:height="0.3307in" svg:x="5.4165in" svg:y="2.2783in">
        <text:p text:style-name="P15">6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2" draw:z-index="7" draw:name="Shape1" draw:style-name="gr1" draw:text-style-name="P15" svg:width="0.3307in" svg:height="0.3307in" svg:x="6.3898in" svg:y="2.3035in">
        <text:p text:style-name="P15">7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2" draw:z-index="8" draw:name="Shape2" draw:style-name="gr2" draw:text-style-name="P16" svg:width="0.4921in" svg:height="0.3449in" svg:x="1.489in" svg:y="2.2008in">
        <text:p text:style-name="P15"><text:span text:style-name="T8">ε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9" draw:name="Shape2" draw:style-name="gr2" draw:text-style-name="P16" svg:width="0.4921in" svg:height="0.3449in" draw:transform="rotate (0.407708913265876) translate (2.325in 2.07013888888889in)">
        <text:p text:style-name="P16"><text:span text:style-name="T8">ε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10" draw:name="Shape2" draw:style-name="gr3" draw:text-style-name="P16" svg:width="0.4933in" svg:height="0.3453in" draw:transform="skewX (-0.00209439510239322) rotate (-0.688532389911763) translate (2.50138888888889in 2.41736111111111in)">
        <text:p text:style-name="P15"><text:span text:style-name="T8">ε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11" draw:name="Shape2" draw:style-name="gr2" draw:text-style-name="P16" svg:width="0.4921in" svg:height="0.3449in" svg:x="5.8146in" svg:y="2.2992in">
        <text:p text:style-name="P15"><text:span text:style-name="T8">ε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12" draw:name="Shape2" draw:style-name="gr4" draw:text-style-name="P16" svg:width="1.1894in" svg:height="0.3449in" svg:x="3.1425in" svg:y="2.8874in">
        <text:p text:style-name="P15"><text:span text:style-name="T8">b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13" draw:name="Shape2" draw:style-name="gr5" draw:text-style-name="P16" svg:width="0.9315in" svg:height="0.3449in" svg:x="3.3146in" svg:y="1.711in">
        <text:p text:style-name="P15"><text:span text:style-name="T8">a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14" draw:name="Shape2" draw:style-name="gr6" draw:text-style-name="P16" svg:width="0.6996in" svg:height="0.3453in" draw:transform="skewX (-0.00209439510239311) rotate (-0.433539786195391) translate (4.78194444444444in 1.83263888888889in)">
        <text:p text:style-name="P15"><text:span text:style-name="T8">ε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15" draw:name="Shape2" draw:style-name="gr7" draw:text-style-name="P16" svg:width="0.6807in" svg:height="0.3449in" draw:transform="rotate (0.407708913265876) translate (4.66180555555556in 2.78125in)">
        <text:p text:style-name="P16"><text:span text:style-name="T8">ε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ellipse text:anchor-type="page" text:anchor-page-number="2" draw:z-index="16" draw:name="Shape3" draw:style-name="gr8" draw:text-style-name="P15" svg:width="5.5307in" svg:height="1.6217in" svg:x="1.2189in" svg:y="1.8272in" draw:kind="arc" draw:start-angle="185.38" draw:end-angle="344.37">
        <text:p/>
      </draw:ellipse>
      <draw:frame text:anchor-type="page" text:anchor-page-number="2" draw:z-index="18" draw:name="Shape5" draw:style-name="gr10" draw:text-style-name="P17" svg:width="0.515in" svg:height="0.1925in" svg:x="3.6181in" svg:y="3.4626in">
        <draw:text-box>
          <text:p text:style-name="P15"><text:span text:style-name="T8">ε</text:span></text:p>
        </draw:text-box>
      </draw:frame>
      <draw:ellipse text:anchor-type="page" text:anchor-page-number="2" draw:z-index="19" draw:name="Shape3" draw:style-name="gr8" draw:text-style-name="P15" svg:width="5.3921in" svg:height="2.2941in" draw:transform="skewX (0.03385938748869) rotate (-3.11768164283747) translate (6.58472222222222in 3.46805555555556in)" draw:kind="arc" draw:start-angle="185.38" draw:end-angle="344.37">
        <text:p/>
      </draw:ellipse>
      <draw:frame text:anchor-type="page" text:anchor-page-number="2" draw:z-index="20" draw:name="Shape6" draw:style-name="gr10" draw:text-style-name="P18" svg:width="0.7067in" svg:height="0.1925in" svg:x="3.5772in" svg:y="1.0429in">
        <draw:text-box>
          <text:p text:style-name="P15"><text:span text:style-name="T8">ε</text:span></text:p>
        </draw:text-box>
      </draw:frame>
      <draw:custom-shape text:anchor-type="page" text:anchor-page-number="2" draw:z-index="22" draw:name="Shape7" draw:style-name="gr12" draw:text-style-name="P19" svg:width="0.424in" svg:height="0.4122in" svg:x="6.3335in" svg:y="2.2654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23" draw:name="Shape1" draw:style-name="gr1" draw:text-style-name="P15" svg:width="0.3307in" svg:height="0.3307in" svg:x="5.0272in" svg:y="6.5425in">
        <text:p text:style-name="P15">B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2" draw:z-index="24" draw:name="Shape1" draw:style-name="gr1" draw:text-style-name="P15" svg:width="0.3307in" svg:height="0.3307in" svg:x="2.6638in" svg:y="6.5591in">
        <text:p text:style-name="P15">A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2" draw:z-index="25" draw:name="Shape1" draw:style-name="gr13" draw:text-style-name="P20" svg:width="0.3331in" svg:height="0.3331in" svg:x="4.0535in" svg:y="7.9929in">
        <text:p text:style-name="P15"><text:span text:style-name="T9">C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26" draw:name="Shape7" draw:style-name="gr14" draw:text-style-name="P17" svg:width="0.4248in" svg:height="0.413in" svg:x="2.6126in" svg:y="6.5217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27" draw:name="Shape7" draw:style-name="gr12" draw:text-style-name="P19" svg:width="0.424in" svg:height="0.4122in" svg:x="3.9937in" svg:y="7.9634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28" draw:name="Shape7" draw:style-name="gr12" draw:text-style-name="P19" svg:width="0.424in" svg:height="0.4122in" svg:x="4.9791in" svg:y="6.5047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29" draw:name="Shape2" draw:style-name="gr4" draw:text-style-name="P16" svg:width="1.1894in" svg:height="0.3449in" draw:transform="rotate (-0.729373094408431) translate (3.14305555555556in 6.97777777777778in)">
        <text:p text:style-name="P15"><text:span text:style-name="T8">b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30" draw:name="Shape2" draw:style-name="gr4" draw:text-style-name="P16" svg:width="1.1894in" svg:height="0.3449in" svg:x="3.4075in" svg:y="6.5252in">
        <text:p text:style-name="P15"><text:span text:style-name="T8">a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31" draw:name="Shape2" draw:style-name="gr4" draw:text-style-name="P16" svg:width="1.1894in" svg:height="0.3449in" draw:transform="rotate (0.863239848036395) translate (4.04305555555556in 7.66180555555555in)">
        <text:p text:style-name="P15"><text:span text:style-name="T8">a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2" draw:z-index="32" draw:name="Shape2" draw:style-name="gr4" draw:text-style-name="P16" svg:width="1.1894in" svg:height="0.3449in" draw:transform="rotate (-2.30261288215612) translate (5.37847222222222in 7.19444444444444in)">
        <text:p text:style-name="P15"><text:span text:style-name="T8">b</text:span></text:p>
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8">Jeffrey Lansford</text:p>
      <text:p text:style-name="P8">Homework chapter 3</text:p>
      <text:p text:style-name="P8">February 15, 2019</text:p>
      <text:p text:style-name="P1">3.6.3: </text:p>
      <text:p text:style-name="P1">(0)&gt;a&gt;(1)&gt;a&gt;(2)&gt;b&gt;(2)&gt;b&gt;((3)) * <text:span text:style-name="T5">this is the accpeted path</text:span></text:p>
      <text:p text:style-name="P1">(0)&gt;a&gt;(1)&gt;a&gt;(2)&gt;b&gt;(2)&gt;b&gt;(2)</text:p>
      <text:p text:style-name="P1">(0)&gt;a&gt;(1)&gt;a&gt;(1)&gt;b&gt;(1)&gt;b&gt;(1)</text:p>
      <text:p text:style-name="P1">(0)&gt;a&gt;(0)&gt;a&gt;(1)&gt;b&gt;(1)&gt;b&gt;(1)</text:p>
      <text:p text:style-name="P1">(0)&gt;a&gt;(0)&gt;a&gt;(0)&gt;b&gt;(0)&gt;b&gt;(0)</text:p>
      <text:p text:style-name="P1">(0)&gt;a&gt;(1)&gt;a&gt;(2)&gt;<text:span text:style-name="T1">ε</text:span><text:span text:style-name="T4">&gt;(0)&gt;b&gt;(0)&gt;b&gt;(0)</text:span></text:p>
      <text:p text:style-name="P1"><text:span text:style-name="T4">(0)&gt;a&gt;(1)&gt;a&gt;(2)&gt;b&gt;(2)&gt; </text:span><text:span text:style-name="T1">ε&gt;(0)&gt;b&gt;(0)</text:span></text:p>
      <text:p text:style-name="P1"><text:span text:style-name="T1"/></text:p>
      <text:p text:style-name="P4"><text:span text:style-name="T1">3.6.4:</text:span></text:p>
      <text:p text:style-name="P4"><text:span text:style-name="T1">There are infinte number of paths because of all of the eplsion transitions</text:span></text:p>
      <text:p text:style-name="P4"><text:span text:style-name="T1">Accepted Paths:</text:span></text:p>
      <text:p text:style-name="P4"><text:span text:style-name="T1">(0)&gt;a&gt;(1)&gt;</text:span><text:span text:style-name="T2">ε</text:span><text:span text:style-name="T1">&gt;(0)&gt;a&gt;(1)&gt;b&gt;(2)&gt;b&gt;((3))</text:span></text:p>
      <text:p text:style-name="P4"><text:span text:style-name="T1">(0)&gt;</text:span><text:span text:style-name="T2">ε</text:span><text:span text:style-name="T1">&gt;((3))&gt;a&gt;(0)&gt;a&gt;(1)&gt;b&gt;(2)&gt;b&gt;((3))</text:span></text:p>
      <text:p text:style-name="P4"><text:span text:style-name="T3"/></text:p>
      <text:p text:style-name="P5"><text:span text:style-name="T1">3.6.5:</text:span></text:p>
      <text:p text:style-name="P6"><text:span text:style-name="T1">a)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>State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b</text:p>
          </table:table-cell>
          <table:table-cell table:style-name="Table1.D1" office:value-type="string">
            <text:p text:style-name="P2"><text:span text:style-name="T1">ε</text:span></text:p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{0,1}</text:p>
          </table:table-cell>
          <table:table-cell table:style-name="Table1.A2" office:value-type="string">
            <text:p text:style-name="P10">{0}</text:p>
          </table:table-cell>
          <table:table-cell table:style-name="Table1.D2" office:value-type="string">
            <text:p text:style-name="P10">-----------------------------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{1,2}</text:p>
          </table:table-cell>
          <table:table-cell table:style-name="Table1.A2" office:value-type="string">
            <text:p text:style-name="P10">{1}</text:p>
          </table:table-cell>
          <table:table-cell table:style-name="Table1.D2" office:value-type="string">
            <text:p text:style-name="P12">-----------------------------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{2}</text:p>
          </table:table-cell>
          <table:table-cell table:style-name="Table1.A2" office:value-type="string">
            <text:p text:style-name="P10">{2,3}</text:p>
          </table:table-cell>
          <table:table-cell table:style-name="Table1.D2" office:value-type="string">
            <text:p text:style-name="P10">{0}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2">----------------------------</text:p>
          </table:table-cell>
          <table:table-cell table:style-name="Table1.A2" office:value-type="string">
            <text:p text:style-name="P12">-----------------------------</text:p>
          </table:table-cell>
          <table:table-cell table:style-name="Table1.D2" office:value-type="string">
            <text:p text:style-name="P12">-----------------------------</text:p>
          </table:table-cell>
        </table:table-row>
      </table:table>
      <text:p text:style-name="P5"><text:span text:style-name="T1"/></text:p>
      <text:p text:style-name="P6"><text:span text:style-name="T1">b)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1">State</text:p>
          </table:table-cell>
          <table:table-cell table:style-name="Table2.A1" office:value-type="string">
            <text:p text:style-name="P11">a</text:p>
          </table:table-cell>
          <table:table-cell table:style-name="Table2.A1" office:value-type="string">
            <text:p text:style-name="P11">b</text:p>
          </table:table-cell>
          <table:table-cell table:style-name="Table2.D1" office:value-type="string">
            <text:p text:style-name="P3"><text:span text:style-name="T1">ε</text:span></text:p>
          </table:table-cell>
        </table:table-row>
        <table:table-row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{1}</text:p>
          </table:table-cell>
          <table:table-cell table:style-name="Table2.A2" office:value-type="string">
            <text:p text:style-name="P12">-----------------------------</text:p>
          </table:table-cell>
          <table:table-cell table:style-name="Table2.D2" office:value-type="string">
            <text:p text:style-name="P12">{3}</text:p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2">-----------------------------</text:p>
          </table:table-cell>
          <table:table-cell table:style-name="Table2.A2" office:value-type="string">
            <text:p text:style-name="P12">{2}</text:p>
          </table:table-cell>
          <table:table-cell table:style-name="Table2.D2" office:value-type="string">
            <text:p text:style-name="P12">{0}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2">-----------------------------</text:p>
          </table:table-cell>
          <table:table-cell table:style-name="Table2.A2" office:value-type="string">
            <text:p text:style-name="P12">{3}</text:p>
          </table:table-cell>
          <table:table-cell table:style-name="Table2.D2" office:value-type="string">
            <text:p text:style-name="P12">{1}</text:p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{1}</text:p>
          </table:table-cell>
          <table:table-cell table:style-name="Table2.A2" office:value-type="string">
            <text:p text:style-name="P12">-----------------------------</text:p>
          </table:table-cell>
          <table:table-cell table:style-name="Table2.D2" office:value-type="string">
            <text:p text:style-name="P12">{2}</text:p>
          </table:table-cell>
        </table:table-row>
      </table:table>
      <text:p text:style-name="P6"/>
      <text:p text:style-name="P7"><text:span text:style-name="T1">3.7.3: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/>
      <text:p text:style-name="P6"><text:span text:style-name="T1"><text:line-break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6"><draw:custom-shape text:anchor-type="paragraph" draw:z-index="17" draw:name="Shape4" draw:style-name="gr9" svg:width="0.1685in" svg:height="0.1677in" draw:transform="rotate (-0.251851011062782) translate (5.77916666666667in 1.55625in)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" draw:name="Shape4" draw:style-name="gr11" svg:width="0.1677in" svg:height="0.1677in" draw:transform="skewX (0.00418879020478634) rotate (2.63649436806263) translate (0.58125in 1.04236111111111in)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>New State</text:p>
          </table:table-cell>
          <table:table-cell table:style-name="Table3.A1" office:value-type="string">
            <text:p text:style-name="Table_20_Contents">a</text:p>
          </table:table-cell>
          <table:table-cell table:style-name="Table3.A1" office:value-type="string">
            <text:p text:style-name="Table_20_Contents">b</text:p>
          </table:table-cell>
          <table:table-cell table:style-name="Table3.A1" office:value-type="string">
            <text:p text:style-name="P13">a-<text:span text:style-name="T2">ε</text:span></text:p>
          </table:table-cell>
          <table:table-cell table:style-name="Table3.E1" office:value-type="string">
            <text:p text:style-name="P13">b-<text:span text:style-name="T2">ε</text:span></text:p>
          </table:table-cell>
        </table:table-row>
        <table:table-row>
          <table:table-cell table:style-name="Table3.A2" office:value-type="string">
            <text:p text:style-name="Table_20_Contents">{0,1,2,4,7} <text:span text:style-name="T7">A</text:span></text:p>
          </table:table-cell>
          <table:table-cell table:style-name="Table3.A2" office:value-type="string">
            <text:p text:style-name="Table_20_Contents">{3}</text:p>
          </table:table-cell>
          <table:table-cell table:style-name="Table3.A2" office:value-type="string">
            <text:p text:style-name="Table_20_Contents">{5}</text:p>
          </table:table-cell>
          <table:table-cell table:style-name="Table3.A2" office:value-type="string">
            <text:p text:style-name="Table_20_Contents">{1,2,3,4,6,7} <text:span text:style-name="T7">B</text:span></text:p>
          </table:table-cell>
          <table:table-cell table:style-name="Table3.E2" office:value-type="string">
            <text:p text:style-name="Table_20_Contents">{1,2,4,5,6,7} <text:span text:style-name="T7">C</text:span></text:p>
          </table:table-cell>
        </table:table-row>
        <table:table-row>
          <table:table-cell table:style-name="Table3.A2" office:value-type="string">
            <text:p text:style-name="P13"><text:span text:style-name="T6">{</text:span>1,2,3,4,6,7<text:span text:style-name="T6">} B</text:span></text:p>
          </table:table-cell>
          <table:table-cell table:style-name="Table3.A2" office:value-type="string">
            <text:p text:style-name="Table_20_Contents">{3}</text:p>
          </table:table-cell>
          <table:table-cell table:style-name="Table3.A2" office:value-type="string">
            <text:p text:style-name="Table_20_Contents">{5}</text:p>
          </table:table-cell>
          <table:table-cell table:style-name="Table3.A2" office:value-type="string">
            <text:p text:style-name="Table_20_Contents">{1,2,3,4,6,7} <text:span text:style-name="T7">B</text:span></text:p>
          </table:table-cell>
          <table:table-cell table:style-name="Table3.E2" office:value-type="string">
            <text:p text:style-name="P13">{1,2,4,5,6,7} <text:span text:style-name="T7">C</text:span></text:p>
          </table:table-cell>
        </table:table-row>
        <table:table-row>
          <table:table-cell table:style-name="Table3.A2" office:value-type="string">
            <text:p text:style-name="P13"><text:span text:style-name="T6">{</text:span>1,2,4,5,6,7<text:span text:style-name="T6">} C</text:span></text:p>
          </table:table-cell>
          <table:table-cell table:style-name="Table3.A2" office:value-type="string">
            <text:p text:style-name="Table_20_Contents">{3}</text:p>
          </table:table-cell>
          <table:table-cell table:style-name="Table3.A2" office:value-type="string">
            <text:p text:style-name="Table_20_Contents">{5}</text:p>
          </table:table-cell>
          <table:table-cell table:style-name="Table3.A2" office:value-type="string">
            <text:p text:style-name="P13">{1,2,3,4,6,7} <text:span text:style-name="T7">B</text:span></text:p>
          </table:table-cell>
          <table:table-cell table:style-name="Table3.E2" office:value-type="string">
            <text:p text:style-name="P14">{1,2,4,5,6,7} <text:span text:style-name="T7">C</text:span></text:p>
          </table:table-cell>
        </table:table-row>
      </table:table>
      <text:p text:style-name="P6"><draw:custom-shape text:anchor-type="paragraph" draw:z-index="33" draw:name="Shape8" draw:style-name="gr15" draw:text-style-name="P15" svg:width="0.7012in" svg:height="0.8898in" draw:transform="rotate (-0.405789051088682) translate (4.68819444444444in 0.155555555555556in)"><text:p/><draw:enhanced-geometry svg:viewBox="0 0 21600 21600" draw:text-areas="0 0 21600 21600" draw:type="circular-arrow" draw:modifiers="177.79147246938 59.3416918627533 7717.0377027036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"/></text:p>
      <text:p text:style-name="P6"><draw:frame text:anchor-type="paragraph" draw:z-index="35" draw:name="Shape9" draw:style-name="gr16" draw:text-style-name="P21" svg:width="0.4831in" svg:height="0.4453in" svg:x="4.8165in" svg:y="0.0862in"><draw:text-box><text:p text:style-name="P15">a</text:p></draw:text-box></draw:frame><text:span text:style-name="T1"/></text:p>
      <text:p text:style-name="P6"><draw:custom-shape text:anchor-type="paragraph" draw:z-index="34" draw:name="Shape8" draw:style-name="gr15" draw:text-style-name="P15" svg:width="0.7012in" svg:height="0.8898in" draw:transform="rotate (-1.51965817971146) translate (4.15416666666667in 1.83888888888889in)"><text:p/><draw:enhanced-geometry svg:viewBox="0 0 21600 21600" draw:text-areas="0 0 21600 21600" draw:type="circular-arrow" draw:modifiers="177.79147246938 59.3416918627533 7717.0377027036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36" draw:name="Shape10" draw:style-name="gr17" draw:text-style-name="P21" svg:width="0.398in" svg:height="0.4642in" svg:x="3.9035in" svg:y="2.1756in"><draw:text-box><text:p text:style-name="P15">b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04:07.810412266</meta:creation-date>
    <meta:generator>LibreOffice/6.1.3.2$Linux_X86_64 LibreOffice_project/10$Build-2</meta:generator>
    <dc:date>2019-02-15T16:01:49.221497150</dc:date>
    <meta:editing-duration>PT36M9S</meta:editing-duration>
    <meta:editing-cycles>14</meta:editing-cycles>
    <meta:document-statistic meta:table-count="3" meta:image-count="0" meta:object-count="0" meta:page-count="2" meta:paragraph-count="81" meta:word-count="115" meta:character-count="978" meta:non-whitespace-character-count="941"/>
  </office:meta>
</office:document-meta>
</file>